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outline1" style:list-style-name="L3">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1.195cm" fo:margin-right="0cm" text:enable-numbering="true" fo:text-indent="-0.9cm"/>
    </style:style>
    <style:style style:name="P5" style:family="paragraph">
      <style:paragraph-properties fo:margin-left="2.394cm" fo:margin-right="0cm" text:enable-numbering="true" fo:text-indent="-0.794cm"/>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7.876cm" svg:x="2.75cm" svg:y="5.058cm" presentation:class="title" presentation:user-transformed="true">
          <draw:text-box>
            <text:p text:style-name="P1">FaktorIPS<text:line-break/><text:line-break/>Testunterstützung<text:line-break/><text:line-brea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gegenstände</text:p>
          </draw:text-box>
        </draw:frame>
        <draw:frame presentation:style-name="pr3" draw:text-style-name="P2" draw:layer="layout" svg:width="23.645cm" svg:height="11.96cm" svg:x="3.034cm" svg:y="6.284cm" presentation:class="outline">
          <draw:text-box>
            <text:list text:style-name="L2">
              <text:list-item>
                <text:p text:style-name="P2">Modell und Java-Sourcecode</text:p>
              </text:list-item>
            </text:list>
            <text:list text:style-name="L2">
              <text:list-item>
                <text:p text:style-name="P2">Produktinformationen</text:p>
              </text:list-item>
            </text:list>
            <text:list text:style-name="L2">
              <text:list-item>
                <text:list>
                  <text:list-item>
                    <text:p text:style-name="P3">Produktbausteine</text:p>
                  </text:list-item>
                </text:list>
              </text:list-item>
            </text:list>
            <text:list text:style-name="L2">
              <text:list-item>
                <text:list>
                  <text:list-item>
                    <text:p text:style-name="P3">Formeln</text:p>
                  </text:list-item>
                </text:list>
              </text:list-item>
            </text:list>
            <text:list text:style-name="L2">
              <text:list-item>
                <text:list>
                  <text:list-item>
                    <text:p text:style-name="P3">Tabelleninhalte</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2"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 des Modells &amp; Sourcecodes</text:p>
          </draw:text-box>
        </draw:frame>
        <draw:frame presentation:style-name="pr4" draw:text-style-name="P4" draw:layer="layout" svg:width="23.645cm" svg:height="13.884cm" svg:x="3cm" svg:y="6cm" presentation:class="outline" presentation:user-transformed="true">
          <draw:text-box>
            <text:list text:style-name="L3">
              <text:list-item>
                <text:p text:style-name="P4">Verwendung von JUnit für Modultest / einzelne Funktionen</text:p>
              </text:list-item>
            </text:list>
            <text:list text:style-name="L3">
              <text:list-item>
                <text:list>
                  <text:list-item>
                    <text:p text:style-name="P5">Sehr weit verbreitet und leicht zu verwenden</text:p>
                  </text:list-item>
                </text:list>
              </text:list-item>
            </text:list>
            <text:list text:style-name="L3">
              <text:list-item>
                <text:list>
                  <text:list-item>
                    <text:p text:style-name="P5">Einfache Umsetzung von automatischen Regressionstests mit Ant / Cruisecontrol</text:p>
                  </text:list-item>
                </text:list>
              </text:list-item>
            </text:list>
            <text:list text:style-name="L3">
              <text:list-item>
                <text:p text:style-name="P4">Einfache Erzeugung / Änderung von Produktbausteinen und Tabellen im Hauptspeicher möglich</text:p>
              </text:list-item>
            </text:list>
            <text:list text:style-name="L3">
              <text:list-item>
                <text:list>
                  <text:list-item>
                    <text:p text:style-name="P5">Testdaten können unabhängig von den Produktbausteinen erzeugt werden. Dadurch lassen sich Grenzwerte &amp; Spezialfälle unabhängig von den Produktdaten testen. </text:p>
                  </text:list-item>
                </text:list>
              </text:list-item>
            </text:list>
            <text:list text:style-name="L3">
              <text:list-item>
                <text:list>
                  <text:list-item>
                    <text:p text:style-name="P5">Testfälle und die benötigten Testdaten bilden ein Einheit, werden zusammen mit dem Sourcecode im KM-Tool verwaltet. </text:p>
                  </text:list-item>
                </text:list>
              </text:list-item>
            </text:list>
            <text:list text:style-name="L3">
              <text:list-item>
                <text:list>
                  <text:list-item>
                    <text:p text:style-name="P5">Testfälle sind unabhängig voneinander. So kann z. B. in einem Testfall die Tabelle für den VersSteuersatz manipuliert werden, um die Berechnung des Bruttobeitrags zu testen, ohne dass andere Testfälle auf Fehler laufen. </text:p>
                  </text:list-item>
                </text:list>
              </text:list-item>
            </text:list>
            <text:list text:style-name="L3">
              <text:list-item>
                <text:list>
                  <text:list-item>
                    <text:p text:style-name="P5">Extrem schnelle Testausführung</text:p>
                  </text:list-item>
                </text:list>
              </text:list-item>
            </text:list>
          </draw:text-box>
        </draw:frame>
        <presentation:notes draw:style-name="dp2">
          <draw:page-thumbnail draw:style-name="gr1" draw:layer="layout" svg:width="15.566cm" svg:height="11.007cm" svg:x="2.8cm" svg:y="2.328cm" draw:page-number="3" presentation:class="page"/>
          <draw:frame presentation:style-name="pr5"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 der Produktdaten</text:p>
          </draw:text-box>
        </draw:frame>
        <draw:frame presentation:style-name="pr3" draw:text-style-name="P2" draw:layer="layout" svg:width="23.645cm" svg:height="11.96cm" svg:x="3.034cm" svg:y="6.284cm" presentation:class="outline">
          <draw:text-box>
            <text:list text:style-name="L2">
              <text:list-item>
                <text:p text:style-name="P2">Integrationstest von Produktdaten &amp; Modell/Sourcecode<text:line-break/>(Daten können nicht ausgeführt werden)</text:p>
              </text:list-item>
            </text:list>
            <text:list text:style-name="L2">
              <text:list-item>
                <text:p text:style-name="P2">2 Varianten werden unterstützt:</text:p>
              </text:list-item>
            </text:list>
            <text:list text:style-name="L2">
              <text:list-item>
                <text:list>
                  <text:list-item>
                    <text:p text:style-name="P3">JUnit</text:p>
                  </text:list-item>
                </text:list>
              </text:list-item>
            </text:list>
            <text:list text:style-name="L2">
              <text:list-item>
                <text:list>
                  <text:list-item>
                    <text:p text:style-name="P3">Definition&amp;Ausführung von komplexen Testfällen in FaktorIPS <text:line-break/>durch Fachabteilung oder IT</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5" draw:text-style-name="P1"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Nummerierungszeichen"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Martin Hinz</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Fachliche Komponentenarchitektur</dc:title>
    <meta:creation-date>2005-01-27T17:09:12</meta:creation-date>
    <dc:creator>Jan Ortmann</dc:creator>
    <dc:date>2008-11-26T19:42:20</dc:date>
    <meta:printed-by>Jan Ortmann</meta:printed-by>
    <meta:print-date>2005-02-13T19:41:59</meta:print-date>
    <dc:language>de-DE</dc:language>
    <meta:editing-cycles>622</meta:editing-cycles>
    <meta:editing-duration>P4DT23H36M19S</meta:editing-duration>
    <meta:user-defined meta:name="Info 1"/>
    <meta:user-defined meta:name="Info 2"/>
    <meta:user-defined meta:name="Info 3"/>
    <meta:user-defined meta:name="Info 4"/>
    <meta:document-statistic meta:object-count="30"/>
  </office:meta>
</office:document-meta>
</file>